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2f7d7" officeooo:paragraph-rsid="0012f7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eccion del proyecto y grupos – 1 clase</text:p>
      <text:p text:style-name="P1">Ante proyecto – 1 clase</text:p>
      <text:p text:style-name="P1">Diseño de PCB – 2 clases</text:p>
      <text:p text:style-name="P1">Generacion de codigos – mismas 2 clases</text:p>
      <text:p text:style-name="P1">Adquisicion de componentes – 2 clases</text:p>
      <text:p text:style-name="P1">Prototipo – 4 clas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1:25:52.840361769</meta:creation-date>
    <dc:date>2022-04-01T11:33:02.813303754</dc:date>
    <meta:editing-duration>PT7M17S</meta:editing-duration>
    <meta:editing-cycles>1</meta:editing-cycles>
    <meta:document-statistic meta:table-count="0" meta:image-count="0" meta:object-count="0" meta:page-count="1" meta:paragraph-count="6" meta:word-count="30" meta:character-count="184" meta:non-whitespace-character-count="154"/>
    <meta:generator>LibreOffice/7.3.1.3$Linux_X86_64 LibreOffice_project/30$Build-3</meta:generator>
  </office:meta>
</office:document-meta>
</file>